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5.25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8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12cm" fo:min-width="3.3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2.50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1.25cm" fo:min-width="5cm"/>
      <style:paragraph-properties style:writing-mode="lr-tb"/>
    </style:style>
    <style:style style:name="gr7" style:family="graphic">
      <style:graphic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67cm" fo:min-width="6.642cm" style:writing-mode="lr-tb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96cm" fo:min-width="4.03cm"/>
      <style:paragraph-properties style:writing-mode="lr-tb"/>
    </style:style>
    <style:style style:name="gr10" style:family="graphic" style:parent-style-name="standard">
      <style:graphic-properties draw:fill-color="#ffbf00" draw:textarea-horizontal-align="justify" draw:textarea-vertical-align="middle" draw:auto-grow-height="false" fo:min-height="0.735cm" fo:min-width="6.642cm"/>
      <style:paragraph-properties style:writing-mode="lr-tb"/>
    </style:style>
    <style:style style:name="gr11" style:family="graphic" style:parent-style-name="standard">
      <style:graphic-properties draw:opacity="30%" draw:textarea-horizontal-align="justify" draw:textarea-vertical-align="middle" draw:auto-grow-height="false" fo:min-height="5.458cm" fo:min-width="8.178cm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4.628cm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cm" fo:min-width="10.5cm" style:writing-mode="lr-tb"/>
      <style:paragraph-properties style:writing-mode="lr-tb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26cm" fo:min-width="0cm"/>
    </style:style>
    <style:style style:name="gr15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 style:writing-mode="lr-tb"/>
      <style:text-properties fo:font-size="14pt"/>
    </style:style>
    <style:style style:name="P3" style:family="paragraph">
      <style:paragraph-properties fo:text-align="center"/>
      <style:text-properties fo:font-size="22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opacity="30%"/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5.75cm" svg:height="0.75cm" svg:x="20.75cm" svg:y="22.75cm">
          <text:p text:style-name="P1"><text:span text:style-name="T1">UnitSpawnerSystem (c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75cm" svg:height="0.75cm" svg:x="16.81cm" svg:y="6.229cm">
          <text:p text:style-name="P1"><text:span text:style-name="T1">AmmoSystem 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75cm" svg:height="0.75cm" svg:x="21cm" svg:y="11.5cm">
          <text:p text:style-name="P1"><text:span text:style-name="T1">WeaponSystem (c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75cm" svg:height="0.75cm" svg:x="20.865cm" svg:y="27.457cm">
          <text:p text:style-name="P1"><text:span text:style-name="T1">BuilderSystem (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cm" svg:height="1.75cm" svg:x="24.25cm" svg:y="1cm">
          <text:p text:style-name="P3">Syste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" draw:id="id5" draw:layer="layout" svg:width="5.5cm" svg:height="1.5cm" svg:x="18.5cm" svg:y="8.997cm">
          <text:p text:style-name="P4">Ar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4.25cm" svg:height="1.5cm" svg:x="18.25cm" svg:y="19.25cm">
          <text:p text:style-name="P4">Unit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4" xml:id="id1" draw:id="id1" draw:layer="layout" svg:width="5.5cm" svg:height="1.5cm" svg:x="21cm" svg:y="25cm">
          <text:p text:style-name="P4">Buil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23.75cm" svg:y1="26.5cm" svg:x2="23.74cm" svg:y2="27.457cm" draw:start-shape="id1" draw:start-glue-point="8" draw:end-shape="id2" draw:end-glue-point="0" svg:d="M23750 26500c0 718-10 240-10 957" svg:viewBox="0 0 11 958">
          <text:p/>
        </draw:connector>
        <draw:connector draw:style-name="gr5" draw:text-style-name="P5" draw:layer="layout" draw:type="curve" draw:line-skew="-0.003cm" svg:x1="20.375cm" svg:y1="20.75cm" svg:x2="23.625cm" svg:y2="22.75cm" draw:start-shape="id3" draw:start-glue-point="8" draw:end-shape="id4" svg:d="M20375 20750c0 1497 3250 497 3250 2000" svg:viewBox="0 0 3251 2001">
          <text:p/>
        </draw:connector>
        <draw:connector draw:style-name="gr5" draw:text-style-name="P5" draw:layer="layout" draw:type="curve" svg:x1="21.25cm" svg:y1="10.497cm" svg:x2="23.875cm" svg:y2="11.5cm" draw:start-shape="id5" draw:start-glue-point="8" draw:end-shape="id6" draw:end-glue-point="0" svg:d="M21250 10497c0 753 2625 252 2625 1003" svg:viewBox="0 0 2626 1004">
          <text:p/>
        </draw:connector>
        <draw:connector draw:style-name="gr5" draw:text-style-name="P5" draw:layer="layout" draw:type="curve" svg:x1="19.685cm" svg:y1="6.979cm" svg:x2="21.25cm" svg:y2="8.997cm" draw:start-shape="id7" draw:start-glue-point="2" draw:end-shape="id5" draw:end-glue-point="4" svg:d="M19685 6979c0 1513 1565 505 1565 2018" svg:viewBox="0 0 1566 2019">
          <text:p/>
        </draw:connector>
        <draw:custom-shape draw:style-name="gr3" draw:text-style-name="P4" xml:id="id8" draw:id="id8" draw:layer="layout" svg:width="5.5cm" svg:height="1.5cm" svg:x="24.25cm" svg:y="9cm">
          <text:p text:style-name="P4">Backp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draw:line-skew="-0.295cm" svg:x1="19.685cm" svg:y1="6.979cm" svg:x2="27cm" svg:y2="9cm" draw:start-shape="id7" draw:start-glue-point="2" draw:end-shape="id8" draw:end-glue-point="4" svg:d="M19685 6979c0 1074 7315 64 7315 2021" svg:viewBox="0 0 7316 2022">
          <text:p/>
        </draw:connector>
        <draw:connector draw:style-name="gr5" draw:text-style-name="P5" draw:layer="layout" draw:type="curve" svg:x1="27cm" svg:y1="10.5cm" svg:x2="23.875cm" svg:y2="11.5cm" draw:start-shape="id8" draw:start-glue-point="8" draw:end-shape="id6" draw:end-glue-point="0" svg:d="M27000 10500c0 751-3125 252-3125 1000" svg:viewBox="0 0 3126 1001">
          <text:p/>
        </draw:connector>
        <draw:custom-shape draw:style-name="gr1" draw:text-style-name="P2" xml:id="id9" draw:id="id9" draw:layer="layout" svg:width="5.75cm" svg:height="0.75cm" svg:x="22.5cm" svg:y="18cm">
          <text:p text:style-name="P1"><text:span text:style-name="T1">HealthSystem (c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5.5cm" svg:height="1.5cm" svg:x="29.75cm" svg:y="18cm">
          <text:p text:style-name="P4">FPSP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" draw:id="id11" draw:layer="layout" svg:width="5.5cm" svg:height="1.5cm" svg:x="34.75cm" svg:y="16cm">
          <text:p text:style-name="P4">RTSP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25.375cm" svg:y1="18.75cm" svg:x2="22.5cm" svg:y2="20cm" draw:start-shape="id9" draw:start-glue-point="2" draw:end-shape="id3" draw:end-glue-point="10" svg:d="M25375 18750c0 834-958 1250-2875 1250" svg:viewBox="0 0 2876 1251">
          <text:p/>
        </draw:connector>
        <draw:connector draw:style-name="gr5" draw:text-style-name="P5" draw:layer="layout" draw:type="curve" svg:x1="25.375cm" svg:y1="18.75cm" svg:x2="29.75cm" svg:y2="18.75cm" draw:start-shape="id9" draw:start-glue-point="2" draw:end-shape="id10" draw:end-glue-point="6" svg:d="M25375 18750c0 751 1812 627 2625 439s625-439 1750-439" svg:viewBox="0 0 4376 583">
          <text:p/>
        </draw:connector>
        <draw:connector draw:style-name="gr5" draw:text-style-name="P5" draw:layer="layout" draw:type="curve" svg:x1="26.5cm" svg:y1="23.125cm" svg:x2="37.5cm" svg:y2="17.5cm" draw:start-shape="id4" draw:start-glue-point="1" draw:end-shape="id11" draw:end-glue-point="8" svg:d="M26500 23125c7334 0 11000-1875 11000-5625" svg:viewBox="0 0 11001 5626">
          <text:p/>
        </draw:connector>
        <draw:connector draw:style-name="gr5" draw:text-style-name="P5" draw:layer="layout" draw:type="curve" svg:x1="26.615cm" svg:y1="27.832cm" svg:x2="37.5cm" svg:y2="17.5cm" draw:start-shape="id2" draw:start-glue-point="1" draw:end-shape="id11" draw:end-glue-point="8" svg:d="M26615 27832c7257 0 10885-3444 10885-10332" svg:viewBox="0 0 10886 10333">
          <text:p/>
        </draw:connector>
        <draw:connector draw:style-name="gr5" draw:text-style-name="P5" draw:layer="layout" draw:type="curve" draw:line-skew="-2.031cm" svg:x1="23.875cm" svg:y1="12.25cm" svg:x2="32.5cm" svg:y2="18cm" draw:start-shape="id6" draw:start-glue-point="2" draw:end-shape="id10" draw:end-glue-point="4" svg:d="M23875 12250c0 1266 8625-1609 8625 5750" svg:viewBox="0 0 8626 5751">
          <text:p/>
        </draw:connector>
        <draw:connector draw:style-name="gr5" draw:text-style-name="P5" draw:layer="layout" draw:type="curve" draw:line-skew="-2.456cm" svg:x1="23.875cm" svg:y1="12.25cm" svg:x2="20.375cm" svg:y2="19.25cm" draw:start-shape="id6" draw:start-glue-point="2" draw:end-shape="id3" draw:end-glue-point="4" svg:d="M23875 12250c0 1566-3500-1934-3500 7000" svg:viewBox="0 0 3501 7001">
          <text:p/>
        </draw:connector>
        <draw:custom-shape draw:style-name="gr1" draw:text-style-name="P2" xml:id="id12" draw:id="id12" draw:layer="layout" svg:width="5.75cm" svg:height="0.75cm" svg:x="24.5cm" svg:y="6.25cm">
          <text:p text:style-name="P1"><text:span text:style-name="T1">GoldSystem (s)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30.25cm" svg:y1="6.625cm" svg:x2="37.5cm" svg:y2="16cm" draw:start-shape="id12" draw:start-glue-point="1" draw:end-shape="id11" draw:end-glue-point="4" svg:d="M30250 6625c4834 0 7250 3125 7250 9375" svg:viewBox="0 0 7251 9376">
          <text:p/>
        </draw:connector>
        <draw:custom-shape draw:style-name="gr6" draw:text-style-name="P6" xml:id="id13" draw:id="id13" draw:layer="layout" svg:width="5.5cm" svg:height="1.5cm" svg:x="18cm" svg:y="3.5cm">
          <text:p text:style-name="P4">Ressource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20.75cm" svg:y1="5cm" svg:x2="19.685cm" svg:y2="6.229cm" draw:start-shape="id13" draw:start-glue-point="2" draw:end-shape="id7" draw:end-glue-point="0" svg:d="M20750 5000c0 922-1065 308-1065 1229" svg:viewBox="0 0 1066 1230">
          <text:p/>
        </draw:connector>
        <draw:connector draw:style-name="gr5" draw:text-style-name="P5" draw:layer="layout" draw:type="curve" svg:x1="20.75cm" svg:y1="5cm" svg:x2="27.375cm" svg:y2="6.25cm" draw:start-shape="id13" draw:start-glue-point="2" draw:end-shape="id12" draw:end-glue-point="0" svg:d="M20750 5000c0 937 6625 313 6625 1250" svg:viewBox="0 0 6626 1251">
          <text:p/>
        </draw:connector>
        <draw:connector draw:style-name="gr5" draw:text-style-name="P5" draw:layer="layout" draw:type="curve" svg:x1="25.375cm" svg:y1="17.5cm" svg:x2="25.375cm" svg:y2="18cm" draw:start-shape="id14" draw:start-glue-point="2" draw:end-shape="id9" draw:end-glue-point="0" svg:d="M25375 17500v500" svg:viewBox="0 0 1 501">
          <text:p/>
        </draw:connector>
        <draw:custom-shape draw:style-name="gr1" draw:text-style-name="P2" xml:id="id16" draw:id="id16" draw:layer="layout" svg:width="5.75cm" svg:height="0.75cm" svg:x="34.75cm" svg:y="6.5cm">
          <text:p text:style-name="P1"><text:span text:style-name="T1">RTSSelection (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curve" svg:x1="37.625cm" svg:y1="5cm" svg:x2="37.625cm" svg:y2="6.5cm" draw:start-shape="id15" draw:start-glue-point="2" draw:end-shape="id16" draw:end-glue-point="0" svg:d="M37625 5000v1500" svg:viewBox="0 0 1 1501">
          <text:p/>
        </draw:connector>
        <draw:connector draw:style-name="gr5" draw:text-style-name="P5" draw:layer="layout" draw:type="curve" draw:line-skew="-0.5cm" svg:x1="37.625cm" svg:y1="7.25cm" svg:x2="37.5cm" svg:y2="16cm" draw:start-shape="id16" draw:start-glue-point="2" draw:end-shape="id11" draw:end-glue-point="4" svg:d="M37625 7250c0 5812-125 1438-125 8750" svg:viewBox="0 0 126 8751">
          <text:p/>
        </draw:connector>
        <draw:custom-shape draw:style-name="gr1" draw:text-style-name="P2" xml:id="id18" draw:id="id18" draw:layer="layout" svg:width="5.75cm" svg:height="0.75cm" svg:x="30.25cm" svg:y="11.747cm">
          <text:p text:style-name="P1"><text:span text:style-name="T1">FPSMovement 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5.75cm" svg:height="0.75cm" svg:x="30.25cm" svg:y="10.25cm">
          <text:p text:style-name="P1"><text:span text:style-name="T1">MovementSystem (as)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33.125cm" svg:y1="11cm" svg:x2="33.125cm" svg:y2="11.747cm" draw:start-shape="id17" draw:start-glue-point="2" draw:end-shape="id18" draw:end-glue-point="0" svg:d="M33125 11000v747" svg:viewBox="0 0 1 748">
          <text:p/>
        </draw:connector>
        <draw:connector draw:style-name="gr5" draw:text-style-name="P5" draw:layer="layout" draw:type="curve" svg:x1="33.125cm" svg:y1="12.497cm" svg:x2="32.5cm" svg:y2="18cm" draw:start-shape="id18" draw:start-glue-point="2" draw:end-shape="id10" draw:end-glue-point="4" svg:d="M33125 12497c0 4128-625 1377-625 5503" svg:viewBox="0 0 626 5504">
          <text:p/>
        </draw:connector>
        <draw:custom-shape draw:style-name="gr1" draw:text-style-name="P2" xml:id="id14" draw:id="id14" draw:layer="layout" svg:width="5.75cm" svg:height="0.75cm" svg:x="22.5cm" svg:y="16.75cm">
          <text:p text:style-name="P1"><text:span text:style-name="T1">HealthSystemAsset 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5.75cm" svg:height="0.75cm" svg:x="34.75cm" svg:y="4.25cm">
          <text:p text:style-name="P1"><text:span text:style-name="T1">SelectionSystem (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curve" svg:x1="23.625cm" svg:y1="23.5cm" svg:x2="23.75cm" svg:y2="25cm" draw:start-shape="id4" draw:start-glue-point="2" draw:end-shape="id1" draw:end-glue-point="4" svg:d="M23625 23500c0 1125 125 375 125 1500" svg:viewBox="0 0 126 1501">
          <text:p/>
        </draw:connector>
        <draw:g draw:style-name="gr7">
          <draw:custom-shape draw:style-name="gr8" draw:text-style-name="P8" draw:layer="layout" svg:width="7.142cm" svg:height="2.217cm" svg:x="32.921cm" svg:y="24.832cm">
            <text:p text:style-name="P7">(s) ScriptablesObjects</text:p>
            <text:p text:style-name="P7">(as) Abstract SO</text:p>
            <text:p text:style-name="P7">(c) Components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6.404cm" svg:height="1.478cm" svg:x="33.1cm" svg:y="23.108cm">
            <text:p text:style-name="P4">GameObject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7.142cm" svg:height="0.985cm" svg:x="32.854cm" svg:y="27.295cm">
            <text:p text:style-name="P4">Classes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8.678cm" svg:height="5.708cm" draw:transform="skewX (0.00855211333477222) rotate (0.00855211333477222) translate (32.115cm 22.8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5.75cm" svg:height="0.75cm" svg:x="1.25cm" svg:y="12.25cm">
          <text:p text:style-name="P1"><text:span text:style-name="T1">Object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0.75cm" svg:x="5.25cm" svg:y="16.25cm">
          <text:p text:style-name="P1"><text:span text:style-name="T1">Color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0.75cm" svg:x="5.25cm" svg:y="17.25cm">
          <text:p text:style-name="P1"><text:span text:style-name="T1">Effect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0.75cm" svg:x="4.75cm" svg:y="9.25cm">
          <text:p text:style-name="P1"><text:span text:style-name="T1">Game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5cm" svg:height="0.75cm" svg:x="9.25cm" svg:y="11.25cm">
          <text:p text:style-name="P1"><text:span text:style-name="T1">Interface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0.75cm" svg:x="5cm" svg:y="25.5cm">
          <text:p text:style-name="P1"><text:span text:style-name="T1">Mode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0.75cm" svg:x="5.25cm" svg:y="15.25cm">
          <text:p text:style-name="P1"><text:span text:style-name="T1">Physics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5cm" svg:height="0.75cm" svg:x="1.25cm" svg:y="11.25cm">
          <text:p text:style-name="P1"><text:span text:style-name="T1">Prefab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0.75cm" svg:x="1.25cm" svg:y="13.25cm">
          <text:p text:style-name="P1"><text:span text:style-name="T1">Spawn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0.75cm" svg:x="9.25cm" svg:y="13.25cm">
          <text:p text:style-name="P1"><text:span text:style-name="T1">TeamMana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7.25cm" svg:height="1cm" svg:x="4cm" svg:y="8cm">
          <text:p text:style-name="P1"><text:span text:style-name="T1">GameMana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11cm" svg:height="1.25cm" svg:x="1.5cm" svg:y="4.75cm">
          <text:p text:style-name="P4">Sur la scen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7.25cm" svg:height="1cm" svg:x="3.25cm" svg:y="24.25cm">
          <text:p text:style-name="P1"><text:span text:style-name="T1">Player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11cm" svg:height="1.25cm" svg:x="1.75cm" svg:y="21cm">
          <text:p text:style-name="P4">Spawn par NetworkManag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0.75cm" svg:x="9.25cm" svg:y="12.25cm">
          <text:p text:style-name="P1"><text:span text:style-name="T1">Player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cm" svg:height="1.75cm" svg:x="5.5cm" svg:y="1cm">
          <text:p text:style-name="P3">Managers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5cm" svg:height="26.25cm" svg:x="15.5cm" svg:y="1.75cm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draw:line-skew="-0.874cm" svg:x1="20.865cm" svg:y1="27.832cm" svg:x2="18.5cm" svg:y2="9.747cm" draw:start-shape="id2" draw:start-glue-point="3" draw:end-shape="id5" draw:end-glue-point="6" svg:d="M20865 27832c-5610 0-4427-18085-2365-18085" svg:viewBox="0 0 4078 18086">
          <text:p/>
        </draw:connector>
        <draw:connector draw:style-name="gr5" draw:text-style-name="P5" draw:layer="layout" draw:type="curve" svg:x1="20.75cm" svg:y1="23.125cm" svg:x2="18.5cm" svg:y2="9.747cm" draw:start-shape="id4" draw:start-glue-point="3" draw:end-shape="id5" draw:end-glue-point="6" svg:d="M20750 23125c-4126 0-3001-13378-2250-13378" svg:viewBox="0 0 2980 13379">
          <text:p/>
        </draw:connector>
        <draw:connector draw:style-name="gr15" draw:text-style-name="P5" draw:layer="layout" draw:type="curve" draw:line-skew="0.01cm" svg:x1="25.375cm" svg:y1="18.75cm" svg:x2="25.695cm" svg:y2="25.219cm" draw:start-shape="id9" draw:start-glue-point="2" draw:end-shape="id1" draw:end-glue-point="11" svg:d="M25375 18750c0 4702 320 1468 320 6469" svg:viewBox="0 0 321 6470">
          <text:p/>
        </draw:connector>
        <draw:custom-shape draw:style-name="gr1" draw:text-style-name="P2" xml:id="id19" draw:id="id19" draw:layer="layout" svg:width="5.75cm" svg:height="0.75cm" svg:x="22.5cm" svg:y="14.25cm">
          <text:p text:style-name="P1"><text:span text:style-name="T1">AnimationSystem (s)</text:span></text:p>
          <draw:enhanced-geometry svg:viewBox="0 0 21600 21600" draw:type="rectangle" draw:enhanced-path="M 0 0 L 21600 0 21600 21600 0 21600 0 0 Z N"/>
        </draw:custom-shape>
        <draw:connector draw:style-name="gr15" draw:text-style-name="P5" draw:layer="layout" draw:type="curve" draw:line-skew="-1.125cm" svg:x1="25.375cm" svg:y1="15cm" svg:x2="20.375cm" svg:y2="19.25cm" draw:start-shape="id19" draw:start-glue-point="2" draw:end-shape="id3" draw:end-glue-point="4" svg:d="M25375 15000c0 1500-5000-625-5000 4250" svg:viewBox="0 0 5001 4251">
          <text:p/>
        </draw:connector>
        <draw:connector draw:style-name="gr15" draw:text-style-name="P5" draw:layer="layout" draw:type="curve" draw:line-skew="-0.695cm" svg:x1="25.375cm" svg:y1="15cm" svg:x2="30.555cm" svg:y2="18.219cm" draw:start-shape="id19" draw:start-glue-point="2" draw:end-shape="id10" draw:end-glue-point="5" svg:d="M25375 15000c0 1207 5180-402 5180 3219" svg:viewBox="0 0 5181 32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2T15:03:29.649000000</meta:creation-date>
    <meta:editing-duration>PT21H55M54S</meta:editing-duration>
    <meta:editing-cycles>14</meta:editing-cycles>
    <meta:generator>LibreOffice/7.5.4.2$Windows_X86_64 LibreOffice_project/36ccfdc35048b057fd9854c757a8b67ec53977b6</meta:generator>
    <dc:date>2024-09-03T12:59:22.228000000</dc:date>
    <meta:document-statistic meta:object-count="68"/>
  </office:meta>
</office:document-meta>
</file>